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style:font-name="Arial" fo:font-size="11pt" style:font-size-asian="11pt" style:font-size-complex="11pt"/>
    </style:style>
    <style:style style:name="P7" style:family="paragraph" style:parent-style-name="Standard" style:list-style-name="L2">
      <style:text-properties style:font-name="Arial" fo:font-size="11pt" style:font-size-asian="11pt" style:font-size-complex="11pt"/>
    </style:style>
    <style:style style:name="P8" style:family="paragraph" style:parent-style-name="Standard" style:list-style-name="L3">
      <style:text-properties style:font-name="Arial" fo:font-size="11pt" style:font-size-asian="11pt" style:font-size-complex="11pt"/>
    </style:style>
    <style:style style:name="P9" style:family="paragraph" style:parent-style-name="Standard" style:list-style-name="L4">
      <style:text-properties style:font-name="Arial" fo:font-size="11pt" style:font-size-asian="11pt" style:font-size-complex="11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fo:language="de" fo:country="AT"/>
    </style:style>
    <style:style style:name="T5" style:family="text">
      <style:text-properties fo:language="de" fo:country="AT" fo:font-weight="bold" style:font-weight-asian="bold"/>
    </style:style>
    <style:style style:name="T6" style:family="text">
      <style:text-properties fo:language="de" fo:country="AT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6">Teilnehmer:</text:span><text:span text:style-name="T4"> </text:span></text:p>
            <text:list xml:id="list7099383287035054370" text:style-name="L1">
              <text:list-item>
                <text:p text:style-name="P6"><text:span text:style-name="T4">Daniel Bersenkowitsch, </text:span><text:tab/><text:tab/> </text:p>
              </text:list-item>
              <text:list-item>
                <text:p text:style-name="P6">Andreas Denkmayr, <text:span text:style-name="T5"><text:tab/><text:tab/> </text:span></text:p>
              </text:list-item>
              <text:list-item>
                <text:p text:style-name="P6">Gerald Irsiegler</text:p>
              </text:list-item>
            </text:list>
          </table:table-cell>
        </table:table-row>
        <table:table-row>
          <table:table-cell table:style-name="Table1.A2" office:value-type="string">
            <text:p text:style-name="P4"><text:span text:style-name="T2">Autor des Protokolls:</text:span> Andreas Denkmayr</text:p>
          </table:table-cell>
        </table:table-row>
        <table:table-row>
          <table:table-cell table:style-name="Table1.A2" office:value-type="string">
            <text:p text:style-name="P5">Dauer: <text:span text:style-name="T7">13:30 – 15:00</text:span></text:p>
          </table:table-cell>
        </table:table-row>
        <table:table-row>
          <table:table-cell table:style-name="Table1.A4" office:value-type="string">
            <text:p text:style-name="P2"><text:span text:style-name="T5">Menüpunkte</text:span><text:span text:style-name="T5">: </text:span></text:p>
            <text:list xml:id="list5137349880946397046" text:style-name="L2">
              <text:list-item>
                <text:p text:style-name="P7">Review des Fortschritts beim Übungskatalog</text:p>
              </text:list-item>
              <text:list-item>
                <text:p text:style-name="P7">Besprechen der Arbeit bis nächste Woche</text:p>
              </text:list-item>
              <text:list-item>
                <text:p text:style-name="P7">Durchgehen der Datenbank</text:p>
              </text:list-item>
            </text:list>
          </table:table-cell>
        </table:table-row>
        <table:table-row>
          <table:table-cell table:style-name="Table1.A2" office:value-type="string">
            <text:p text:style-name="P3">Inhalt:</text:p>
            <text:p text:style-name="P2">Übungskatalog zeigte eine Liste von mehreren Übungen an.</text:p>
            <text:p text:style-name="P2">Es wurde zuerst beschlossen, dass bis nächste Woche die ErstelleUserActivity fertiggestellt wird. Später wurde per Whatsappmessage stattdessen mitgeteilt, dass die erste Iteration (Übungskatalog) bis <text:span text:style-name="T2">30.10.2015</text:span> fertiggestellt werden soll.</text:p>
            <text:p text:style-name="P2">Die Datenbank wurde gemeinsam gesprochen wie Trainingssession abzuspeichern sind.</text:p>
            <text:p text:style-name="P2">Am 30.10 kam wegen Terminkollisionen keine Besprechung zusammen.</text:p>
            <text:p text:style-name="P2"/>
            <text:p text:style-name="P2">++</text:p>
            <text:p text:style-name="P2">Userdaten werden in key/value-Tabelle gespeichert.</text:p>
            <text:p text:style-name="P2">Iterationen(Meilensteinliste) sollen erstellt werden. </text:p>
            <text:p text:style-name="P2">Art des Datenbankzugriffs soll verändert werden → Howto: Folien werden vom Herr. Prof. Stütz zur Verfügung gestellt.</text:p>
            <text:p text:style-name="P2">Android-Hilfe: udacity.com → Kurse zur Hilfe ansehen</text:p>
            <text:p text:style-name="P2">Herr. Prof. Stütz schlag vor IntelliJ Ultimate zu verwenden, wird aber nicht wahrgenommen, da wir uns bereits auf Android Studio festgelegt haben. </text:p>
            <text:p text:style-name="P2">Die GUI soll für diese Iteration „perfektioniert“ werden. (Schöne Steuerelemente, schickes design)</text:p>
            <text:p text:style-name="P2"/>
            <text:p text:style-name="P2">Nächsten Iterationen:</text:p>
            <text:p text:style-name="P2">• Datenbankstruktur neu überarbeiten</text:p>
            <text:list xml:id="list2032101177350359058" text:style-name="L3">
              <text:list-item>
                <text:list>
                  <text:list-item>
                    <text:p text:style-name="P8">GridView einbauen bei Übungskatalog</text:p>
                  </text:list-item>
                  <text:list-item>
                    <text:p text:style-name="P8">ERD Erstellen</text:p>
                  </text:list-item>
                  <text:list-item>
                    <text:p text:style-name="P8">SQLightHelper verwenden</text:p>
                  </text:list-item>
                </text:list>
              </text:list-item>
            </text:list>
            <text:p text:style-name="P2">• Systemarchitektur</text:p>
            <text:list xml:id="list590082645649693867" text:style-name="L4">
              <text:list-item>
                <text:list>
                  <text:list-item>
                    <text:p text:style-name="P9">Package Diagram</text:p>
                  </text:list-item>
                  <text:list-item>
                    <text:p text:style-name="P9">Klassendiagramm</text:p>
                  </text:list-item>
                </text:list>
              </text:list-item>
            </text:list>
            <text:p text:style-name="P2">• Eingabe des Profils</text:p>
            <text:p text:style-name="P2">++</text:p>
          </table:table-cell>
        </table:table-row>
        <table:table-row>
          <table:table-cell table:style-name="Table1.A2" office:value-type="string">
            <text:p text:style-name="P3">Bemerkungen und Kommentare:</text:p>
            <text:p text:style-name="P2"/>
          </table:table-cell>
        </table:table-row>
        <table:table-row>
          <table:table-cell table:style-name="Table1.A2" office:value-type="string">
            <text:p text:style-name="P3">Zusammenfassung: <text:span text:style-name="T7">Bis 30.10.2015 </text:span><text:span text:style-name="T7">wird der Übungskatalog fertigstellt.</text:span></text:p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T1" style:family="text">
      <style:text-properties fo:font-size="18pt" fo:font-weight="bold" style:font-size-asian="18pt" style:font-weight-asian="bold" style:font-size-complex="18pt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e</text:span><text:span text:style-name="MT1">sprechung nach der SYP-Stunde</text:span><text:tab/><text:span text:style-name="MT2">Protokoll vom </text:span><text:span text:style-name="MT2">23.10.2015</text:span></text:p>
      </style:header>
      <style:footer>
        <text:p text:style-name="Footer"><text:tab/><text:tab/><text:span text:style-name="MT3"><text:page-number text:select-page="current">1</text:page-number></text:span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6-03-18T13:23:43</dc:date>
    <meta:editing-duration>P1DT1H4M23S</meta:editing-duration>
    <meta:editing-cycles>25</meta:editing-cycles>
    <meta:generator>OpenOffice.org/3.4.1$Unix OpenOffice.org_project/341m1$Build-9593</meta:generator>
    <meta:document-statistic meta:table-count="1" meta:image-count="0" meta:object-count="0" meta:page-count="1" meta:paragraph-count="36" meta:word-count="206" meta:character-count="1582"/>
  </office:meta>
</office:document-meta>
</file>